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3fc298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0d98ba7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b0ddd8e"/>
    </style:style>
    <style:style style:name="P40" style:family="paragraph" style:parent-style-name="Footnote">
      <style:text-properties officeooo:paragraph-rsid="10a5bb50"/>
    </style:style>
    <style:style style:name="P41" style:family="paragraph" style:parent-style-name="Footnote">
      <style:text-properties officeooo:paragraph-rsid="0f92b562"/>
    </style:style>
    <style:style style:name="P42" style:family="paragraph" style:parent-style-name="Standard">
      <style:text-properties officeooo:paragraph-rsid="10bb09b3"/>
    </style:style>
    <style:style style:name="P43" style:family="paragraph" style:parent-style-name="Footnote">
      <style:text-properties officeooo:paragraph-rsid="10d204fd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text-properties officeooo:paragraph-rsid="1090da41"/>
    </style:style>
    <style:style style:name="P48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9" style:family="paragraph" style:parent-style-name="Standard">
      <style:paragraph-properties fo:text-align="center" style:justify-single-word="false"/>
      <style:text-properties officeooo:paragraph-rsid="0d1ec96e"/>
    </style:style>
    <style:style style:name="P50" style:family="paragraph" style:parent-style-name="Standard">
      <style:text-properties officeooo:paragraph-rsid="109df1b9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Standard">
      <style:text-properties officeooo:paragraph-rsid="0ddfbc49"/>
    </style:style>
    <style:style style:name="P54" style:family="paragraph" style:parent-style-name="Standard">
      <style:text-properties officeooo:paragraph-rsid="10d070ce"/>
    </style:style>
    <style:style style:name="P55" style:family="paragraph" style:parent-style-name="Standard">
      <style:text-properties officeooo:paragraph-rsid="0f9ee08e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411e41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81" style:family="text">
      <style:text-properties fo:color="#000000" loext:opacity="100%" fo:language="nl" fo:country="NL" officeooo:rsid="10d98ba7" style:font-name-asian="HG Mincho Light J" style:language-asian="nl" style:country-asian="NL" style:font-name-complex="Arial Unicode MS" style:language-complex="nl" style:country-complex="NL"/>
    </style:style>
    <style:style style:name="T82" style:family="text">
      <style:text-properties fo:color="#000000" loext:opacity="100%" fo:language="nl" fo:country="NL" fo:font-weight="bold" officeooo:rsid="10d98ba7" style:font-name-asian="HG Mincho Light J" style:language-asian="nl" style:country-asian="NL" style:font-weight-asian="bold" style:font-name-complex="Arial Unicode MS" style:language-complex="nl" style:country-complex="N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" fo:font-size="12pt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10d0029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style:text-underline-style="none" officeooo:rsid="10d070ce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font-name="Liberation Sans" fo:font-size="12pt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10d0029b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2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officeooo:rsid="04473353"/>
    </style:style>
    <style:style style:name="T131" style:family="text">
      <style:text-properties officeooo:rsid="0f95a7a0"/>
    </style:style>
    <style:style style:name="T132" style:family="text">
      <style:text-properties officeooo:rsid="0f8f58bd"/>
    </style:style>
    <style:style style:name="T133" style:family="text">
      <style:text-properties officeooo:rsid="0aace3cd"/>
    </style:style>
    <style:style style:name="T134" style:family="text">
      <style:text-properties style:font-name="Ubuntu" fo:font-size="10pt" style:font-size-asian="10pt" style:font-size-complex="10pt"/>
    </style:style>
    <style:style style:name="T135" style:family="text">
      <style:text-properties style:font-name="Liberation Sans" fo:font-size="10pt" style:font-size-asian="10pt" style:font-size-complex="10pt"/>
    </style:style>
    <style:style style:name="T13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204f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d204f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ddc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9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70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2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85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1" style:family="text">
      <style:text-properties style:font-name="Liberation Sans" fo:font-size="12pt" style:text-underline-style="none" officeooo:rsid="00bddfb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5" style:family="text">
      <style:text-properties officeooo:rsid="105c8aaa"/>
    </style:style>
    <style:style style:name="T19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11" style:family="text">
      <style:text-properties officeooo:rsid="1083fa7a"/>
    </style:style>
    <style:style style:name="T212" style:family="text">
      <style:text-properties officeooo:rsid="107e8e04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7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8" style:family="text">
      <style:text-properties officeooo:rsid="10d98ba7"/>
    </style:style>
    <style:style style:name="T219" style:family="text">
      <style:text-properties fo:font-weight="bold" officeooo:rsid="10d98ba7" style:font-weight-asian="bold" style:font-weight-complex="bold"/>
    </style:style>
    <style:style style:name="T220" style:family="text">
      <style:text-properties style:font-name="Liberation Sans" fo:font-size="12pt" officeooo:rsid="0d1ec96e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font-name="Liberation Sans" fo:font-size="12pt"/>
    </style:style>
    <style:style style:name="T230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1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5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8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9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0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9" draw:name="Gebruiker 2" draw:style-name="gr1" draw:text-style-name="P6" svg:width="6.002cm" svg:height="0.5cm" draw:control="control8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10" draw:name="Gberuikersnaam 3" draw:style-name="gr1" draw:text-style-name="P6" svg:width="6.002cm" svg:height="0.5cm" draw:control="control9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11" draw:name="Computernaam 1" draw:style-name="gr1" draw:text-style-name="P6" svg:width="6.002cm" svg:height="0.5cm" draw:control="control10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12" draw:name="Gebruiker 3" draw:style-name="gr1" draw:text-style-name="P6" svg:width="6.002cm" svg:height="0.5cm" draw:control="control11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13" draw:name="Gberuikersnaam 4" draw:style-name="gr1" draw:text-style-name="P6" svg:width="6.002cm" svg:height="0.5cm" draw:control="control12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4" draw:name="Vorm3_0" draw:style-name="gr2" draw:text-style-name="P1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5" draw:name="Vorm3_ 2" draw:style-name="gr2" draw:text-style-name="P1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4" draw:name="Vorm4" draw:style-name="gr2" draw:text-style-name="P1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<text:note text:id="ftn2" text:note-class="footnote"><text:note-citation>2</text:note-citation><text:note-body><text:p text:style-name="P26"><text:span text:style-name="T80">Druk op de Super (Windows/command/vergrootglas) toets of klik </text:span><text:span text:style-name="T81">op </text:span><text:span text:style-name="T82">Menu</text:span><text:span text:style-name="T80">.</text:span></text:p></text:note-body></text:note></text:span><text:span text:style-name="T76"> </text:span><text:span text:style-name="T83">e</text:span><text:span text:style-name="T84">n </text:span><text:span text:style-name="T85">k</text:span><text:span text:style-name="T84">lik op het </text:span><text:span text:style-name="Strong_20_Emphasis"><text:span text:style-name="T86">Terminalvenster</text:span></text:span><text:span text:style-name="Strong_20_Emphasis"><text:span text:style-name="T87">-</text:span></text:span><text:span text:style-name="Strong_20_Emphasis"><text:span text:style-name="T84">pictogram</text:span></text:span><text:span text:style-name="Strong_20_Emphasis"><text:span text:style-name="T88">.</text:span></text:span><text:span text:style-name="Strong_20_Emphasis"><text:span text:style-name="T89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90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90"/></text:span></text:p>
          </table:table-cell>
          <table:table-cell table:style-name="_31_._5f_Installatie_5f_voorbereiden.D4" office:value-type="string">
            <text:p text:style-name="P28"><text:span text:style-name="T91">Typ</text:span><text:span text:style-name="T89"> de </text:span><text:span text:style-name="T92">volgende d</text:span><text:span text:style-name="T93">ri</text:span><text:span text:style-name="T94">e </text:span><text:span text:style-name="T89">opdrachten, ieder gevolgd door de </text:span><text:span text:style-name="T95">Enter</text:span><text:span text:style-name="T84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6">wget karelzimmer.nl/</text:span></text:span><text:span text:style-name="User_20_Entry"><text:span text:style-name="T97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6">bash </text:span></text:span><text:span text:style-name="User_20_Entry"><text:span text:style-name="T97">get</text:span></text:span><text:span text:style-name="User_20_Entry"><text:span text:style-name="T98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91">V</text:span><text:span text:style-name="T99">olg </text:span><text:span text:style-name="T10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5" draw:name="Vorm 3" draw:style-name="gr2" draw:text-style-name="P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6" draw:name="Vorm 4" draw:style-name="gr2" draw:text-style-name="P1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34"><text:span text:style-name="T76">T</text:span><text:span text:style-name="T77">yp </text:span><text:span text:style-name="User_20_Entry"><text:span text:style-name="T101">menu</text:span></text:span><text:span text:style-name="T102">2</text:span><text:span text:style-name="T76"> </text:span><text:span text:style-name="T83">e</text:span><text:span text:style-name="T84">n </text:span><text:span text:style-name="T85">k</text:span><text:span text:style-name="T84">lik op het </text:span><text:span text:style-name="Strong_20_Emphasis"><text:span text:style-name="T103">KZ </text:span></text:span><text:span text:style-name="Strong_20_Emphasis"><text:span text:style-name="T104">Installatiemenu</text:span></text:span><text:span text:style-name="Strong_20_Emphasis"><text:span text:style-name="T87">-</text:span></text:span><text:span text:style-name="Strong_20_Emphasis"><text:span text:style-name="T84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Strong_20_Emphasis"><text:span text:style-name="T90"/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90"/></text:span></text:p>
          </table:table-cell>
          <table:table-cell table:style-name="_31_._5f_Installatie_5f_voorbereiden.D11" office:value-type="string">
            <text:p text:style-name="P36"><text:span text:style-name="T105">Selecteer</text:span><text:span text:style-name="T100"> </text:span><text:span text:style-name="Strong_20_Emphasis"><text:span text:style-name="T106">1</text:span></text:span><text:span text:style-name="T107"> </text:span><text:span text:style-name="T108">Installatie voorbereiden</text:span><text:span text:style-name="T109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91">V</text:span><text:span text:style-name="T99">olg </text:span><text:span text:style-name="T100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110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2" draw:text-style-name="P1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11">Start de computer op vanaf</text:span><text:span text:style-name="T111"><text:note text:id="ftn3" text:note-class="footnote"><text:note-citation>1</text:note-citation><text:note-body><text:p text:style-name="P40"><text:span text:style-name="T112">B</text:span><text:span text:style-name="T113">ootmenu/</text:span><text:span text:style-name="T112">S</text:span><text:span text:style-name="T113">etup</text:span><text:span text:style-name="T114"> via </text:span><text:span text:style-name="T115">é</text:span><text:span text:style-name="T116">é</text:span><text:span text:style-name="T112">n van de </text:span><text:span text:style-name="T117">v</text:span><text:span text:style-name="T118">eelgebruikte toetsen: </text:span><text:span text:style-name="T119">Esc</text:span><text:span text:style-name="T120">, </text:span><text:span text:style-name="T119">Delete</text:span><text:span text:style-name="T120">, </text:span><text:span text:style-name="T119">F1</text:span><text:span text:style-name="T120">, </text:span><text:span text:style-name="T119">F2</text:span><text:span text:style-name="T120">, </text:span><text:span text:style-name="T119">F9</text:span><text:span text:style-name="T120">, </text:span><text:span text:style-name="T119">F10</text:span><text:span text:style-name="T120">, </text:span><text:span text:style-name="T119">F11</text:span><text:span text:style-name="T120">, of </text:span><text:span text:style-name="T119">F12</text:span></text:p></text:note-body></text:note></text:span><text:span text:style-name="T111"> </text:span><text:span text:style-name="T121">een </text:span><text:span text:style-name="T122"><text:user-field-get text:name="Distro">Rocky Linux</text:user-field-get></text:span><text:span text:style-name="T123"><text:s/></text:span><text:span text:style-name="T124">GNOME </text:span><text:span text:style-name="T125">Desktop/</text:span><text:span text:style-name="T126">Workstation</text:span><text:span text:style-name="T127"> </text:span><text:span text:style-name="T128">L</text:span><text:span text:style-name="T129">ive</text:span><text:span text:style-name="T129"><text:note text:id="ftn4" text:note-class="footnote"><text:note-citation>2</text:note-citation><text:note-body><text:p text:style-name="P41"><text:span text:style-name="T130">Vanaf ee</text:span>n <text:span text:style-name="T131">L</text:span>ive <text:span text:style-name="T132">USB</text:span><text:span text:style-name="T133">-stick</text:span><text:span text:style-name="T134"> </text:span>kunt <text:span text:style-name="T130">u opstarten en</text:span> <text:span text:style-name="T135">met </text:span><text:span text:style-name="T136"><text:user-field-get text:name="Distro">Rocky Linux</text:user-field-get></text:span><text:span text:style-name="T136"><text:s/></text:span>werken zonder enige bestanden op de harde schijf te wijzigen en maakt ook installatie van <text:span text:style-name="T136"><text:user-field-get text:name="Distro">Rocky Linux</text:user-field-get></text:span><text:span text:style-name="T136"><text:s/></text:span>mogelijk.</text:p></text:note-body></text:note></text:span><text:span text:style-name="T129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2"><text:span text:style-name="T137">USB</text:span><text:span text:style-name="T138">-stick</text:span><text:span text:style-name="T138"><text:note text:id="ftn5" text:note-class="footnote"><text:note-citation>3</text:note-citation><text:note-body><text:p text:style-name="P43"><text:span text:style-name="Strong_20_Emphasis"><text:span text:style-name="T139">G</text:span></text:span><text:span text:style-name="T139">a naar </text:span><text:a xlink:type="simple" xlink:href="https://rockylinux.org/" text:style-name="Internet_20_link" text:visited-style-name="Visited_20_Internet_20_Link"><text:span text:style-name="T140">rockylinux.org</text:span></text:a><text:span text:style-name="T141"> </text:span><text:span text:style-name="T142">en download </text:span><text:span text:style-name="T143">bijv. </text:span><text:span text:style-name="T144">een </text:span><text:span text:style-name="terk_20_accent_20_voetnoot"><text:span text:style-name="T145">Rocky Linux </text:span></text:span><text:span text:style-name="terk_20_accent_20_voetnoot"><text:span text:style-name="T146">Desktop/Workstation Live </text:span></text:span><text:span text:style-name="terk_20_accent_20_voetnoot"><text:span text:style-name="T147">Image </text:span></text:span><text:span text:style-name="terk_20_accent_20_voetnoot"><text:span text:style-name="T145">GNOME</text:span></text:span><text:span text:style-name="T148">.</text:span><text:span text:style-name="Strong_20_Emphasis"><text:span text:style-name="T149"><text:line-break/></text:span></text:span><text:span text:style-name="Strong_20_Emphasis"><text:span text:style-name="T150">O</text:span></text:span><text:span text:style-name="Strong_20_Emphasis"><text:span text:style-name="T151">p </text:span></text:span><text:a xlink:type="simple" xlink:href="https://karelzimmer.nl/" text:style-name="Internet_20_link" text:visited-style-name="Visited_20_Internet_20_Link"><text:span text:style-name="Strong_20_Emphasis"><text:span text:style-name="T152">karelzimmer.nl</text:span></text:span></text:a><text:span text:style-name="Strong_20_Emphasis"><text:span text:style-name="T151">, </text:span></text:span><text:span text:style-name="Strong_20_Emphasis"><text:span text:style-name="T150">onder </text:span></text:span><text:span text:style-name="Strong_20_Emphasis"><text:span text:style-name="T153">Linux!</text:span></text:span><text:span text:style-name="Strong_20_Emphasis"><text:span text:style-name="T150">, </text:span></text:span><text:span text:style-name="Strong_20_Emphasis"><text:span text:style-name="T154">boven</text:span></text:span><text:span text:style-name="Strong_20_Emphasis"><text:span text:style-name="T155">aan de</text:span></text:span><text:span text:style-name="Strong_20_Emphasis"><text:span text:style-name="T154"> </text:span></text:span><text:span text:style-name="Strong_20_Emphasis"><text:span text:style-name="T153">Linux info</text:span></text:span><text:span text:style-name="Strong_20_Emphasis"><text:span text:style-name="T150">, vindt u instructies voor het maken van een opstartbare USB-stick.</text:span></text:span></text:p></text:note-body></text:note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5">Selecteer</text:span><text:span text:style-name="T157"> </text:span><text:span text:style-name="Strong_20_Emphasis"><text:span text:style-name="T158">Start</text:span></text:span><text:span text:style-name="Strong_20_Emphasis"><text:span text:style-name="T159"> </text:span></text:span><text:span text:style-name="Strong_20_Emphasis"><text:span text:style-name="T160"><text:user-field-get text:name="Distro">Rocky Linux</text:user-field-get></text:span></text:span><text:span text:style-name="Strong_20_Emphasis"><text:span text:style-name="T160"><text:s/></text:span></text:span><text:span text:style-name="Strong_20_Emphasis"><text:span text:style-name="T161">Workstation</text:span></text:span><text:span text:style-name="T162"> </text:span><text:span text:style-name="T163">en druk op de </text:span><text:span text:style-name="T164">Enter</text:span><text:span text:style-name="T84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2" draw:text-style-name="P1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65">Klik op </text:span><text:span text:style-name="Strong_20_Emphasis"><text:span text:style-name="T166">Install </text:span></text:span><text:span text:style-name="Strong_20_Emphasis"><text:span text:style-name="T167">Rocky Linux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0" draw:name="Vorm 16" draw:style-name="gr2" draw:text-style-name="P18" svg:width="0.35cm" svg:height="0.35cm" draw:control="control29"/></text:span></text:p>
          </table:table-cell>
          <table:table-cell table:style-name="_32_._5f_Installatie_5f_uitvoeren.C1" office:value-type="string">
            <text:p text:style-name="Standard"><text:span text:style-name="T169">Maak verbinding met het </text:span><text:span text:style-name="T170">netwerk</text:span><text:span text:style-name="T169">; essentieel voor taalinstelling en softwareselectie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1">Bij</text:span><text:span text:style-name="T172"> </text:span><text:span text:style-name="Strong_20_Emphasis"><text:span text:style-name="T173">WELCOME </text:span></text:span><text:span text:style-name="Strong_20_Emphasis"><text:span text:style-name="T174">BIJ</text:span></text:span><text:span text:style-name="Strong_20_Emphasis"><text:span text:style-name="T173"> ROCKY LINUX</text:span></text:span><text:span text:style-name="T173"> select</text:span><text:span text:style-name="T171">eer</text:span><text:span text:style-name="T175"> </text:span><text:span text:style-name="Strong_20_Emphasis"><text:span text:style-name="T176">Nederlands</text:span></text:span><text:span text:style-name="T175"> en klik</text:span><text:span text:style-name="T177"> </text:span><text:span text:style-name="T175">op</text:span><text:span text:style-name="T178"> </text:span><text:span text:style-name="Strong_20_Emphasis"><text:span text:style-name="T179">Doorgaan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2" draw:text-style-name="P18" svg:width="0.35cm" svg:height="0.35cm" draw:control="control20"/></text:span></text:p>
          </table:table-cell>
          <table:table-cell table:style-name="_32_._5f_Installatie_5f_uitvoeren.C12" office:value-type="string">
            <text:p text:style-name="Standard"><text:span text:style-name="T180">O</text:span><text:span text:style-name="T181">nder </text:span><text:span text:style-name="Strong_20_Emphasis"><text:span text:style-name="T182">SYSTEEM</text:span></text:span><text:span text:style-name="T181"> </text:span><text:span text:style-name="T180">klik </text:span><text:span text:style-name="T181">op </text:span><text:span text:style-name="Strong_20_Emphasis"><text:span text:style-name="T182">Installatiebestemming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><text:span text:style-name="T181">Controleer </text:span><text:span text:style-name="T184">de </text:span><text:span text:style-name="Strong_20_Emphasis"><text:span text:style-name="T185">Apparaatselectie</text:span></text:span><text:span text:style-name="T181"> en klik op </text:span><text:span text:style-name="Strong_20_Emphasis"><text:span text:style-name="T182">Klaar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2" draw:text-style-name="P18" svg:width="0.35cm" svg:height="0.35cm" draw:control="control21"/></text:span></text:p>
          </table:table-cell>
          <table:table-cell table:style-name="_32_._5f_Installatie_5f_uitvoeren.C12" office:value-type="string">
            <text:p text:style-name="Standard"><text:span text:style-name="T180">O</text:span><text:span text:style-name="T181">nder </text:span><text:span text:style-name="T186">SYSTEEM</text:span><text:span text:style-name="T181"> </text:span><text:span text:style-name="T180">klik </text:span><text:span text:style-name="T181">op </text:span><text:span text:style-name="T186">Netwerk &amp; hostnaam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7">V</text:span><text:span text:style-name="T188">ul </text:span><text:span text:style-name="T189">in </text:span><text:span text:style-name="Strong_20_Emphasis"><text:span text:style-name="T190">Hostnaam</text:span></text:span><text:span text:style-name="T191"> &lt;computernaam&gt;</text:span><text:span text:style-name="T192"> </text:span><text:span text:style-name="T190">en klik op </text:span><text:span text:style-name="Strong_20_Emphasis"><text:span text:style-name="T193">Toepassen</text:span>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90">K</text:span><text:span text:style-name="T181">lik op </text:span><text:span text:style-name="T186">Klaar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8" svg:width="0.35cm" svg:height="0.35cm" draw:control="control26"/></text:span></text:p>
          </table:table-cell>
          <table:table-cell table:style-name="_32_._5f_Installatie_5f_uitvoeren.C19" office:value-type="string">
            <text:p text:style-name="Standard"><text:span text:style-name="T180">O</text:span><text:span text:style-name="T181">nder</text:span><text:span text:style-name="T194"> </text:span><text:span text:style-name="Strong_20_Emphasis"><text:span text:style-name="T181">GEBRUIKERSINSTELLINGEN</text:span></text:span><text:span text:style-name="T181"> </text:span><text:span text:style-name="T180">klik </text:span><text:span text:style-name="T181">op </text:span><text:span text:style-name="T186">Gebruiker aanmaken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><text:span text:style-name="T195">Vul in </text:span><text:span text:style-name="Strong_20_Emphasis"><text:span text:style-name="Strong_20_Emphasis"><text:span text:style-name="T196">Volledige n</text:span></text:span></text:span><text:span text:style-name="Strong_20_Emphasis"><text:span text:style-name="T197">aam</text:span></text:span><text:span text:style-name="T198"> </text:span><text:span text:style-name="T10">&lt;</text:span><text:span text:style-name="T199">gebruiker</text:span><text:span text:style-name="T10">&gt;</text:span><text:span text:style-name="T200">, </text:span><text:span text:style-name="Strong_20_Emphasis"><text:span text:style-name="T201"><text:line-break/></text:span></text:span><text:span text:style-name="Strong_20_Emphasis"><text:span text:style-name="T202">Gebruikersnaam</text:span></text:span><text:span text:style-name="T198"> &lt;</text:span><text:span text:style-name="T203">gebruikersnaam&gt;</text:span><text:span text:style-name="T198">,</text:span></text:p>
            <text:p text:style-name="Standard"><text:span text:style-name="T204">vink aan </text:span><text:span text:style-name="Strong_20_Emphasis"><text:span text:style-name="T205">Maak deze gebruiker beheerde</text:span></text:span><text:span text:style-name="T206">r</text:span><text:span text:style-name="T204">,</text:span></text:p>
            <text:p text:style-name="Standard"><text:span text:style-name="T207">g</text:span><text:span text:style-name="T204">eef tweemaal een </text:span><text:span text:style-name="Strong_20_Emphasis"><text:span text:style-name="T202">wachtwoord</text:span></text:span><text:span text:style-name="T204"> </text:span><text:span text:style-name="T208">en k</text:span><text:span text:style-name="T204">lik op </text:span><text:span text:style-name="Strong_20_Emphasis"><text:span text:style-name="T206">Klaar</text:span></text:span><text:span text:style-name="T2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8" svg:width="0.35cm" svg:height="0.35cm" draw:control="control23"/></text:span></text:p>
          </table:table-cell>
          <table:table-cell table:style-name="_32_._5f_Installatie_5f_uitvoeren.C23" office:value-type="string">
            <text:p text:style-name="Standard"><text:span text:style-name="T183">Klik op </text:span><text:span text:style-name="Strong_20_Emphasis"><text:span text:style-name="T209">Begin installatie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8" svg:width="0.35cm" svg:height="0.35cm" draw:control="control28"/></text:span></text:p>
          </table:table-cell>
          <table:table-cell table:style-name="_32_._5f_Installatie_5f_uitvoeren.C23" office:value-type="string">
            <text:p text:style-name="Standard"><text:span text:style-name="T183">Klik op </text:span><text:span text:style-name="Strong_20_Emphasis"><text:span text:style-name="T210">I</text:span></text:span><text:span text:style-name="Strong_20_Emphasis"><text:span text:style-name="T209">nstallatie </text:span></text:span><text:span text:style-name="Strong_20_Emphasis"><text:span text:style-name="T210">voltooien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8" svg:width="0.35cm" svg:height="0.35cm" draw:control="control25"/></text:span></text:p>
          </table:table-cell>
          <table:table-cell table:style-name="_32_._5f_Installatie_5f_uitvoeren.C27" office:value-type="string">
            <text:p text:style-name="Standard"><text:span text:style-name="T211">Hers</text:span><text:span text:style-name="T212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4"><text:span text:style-name="Strong_20_Emphasis"><text:span text:style-name="T213">Installatie </text:span></text:span><text:span text:style-name="Strong_20_Emphasis"><text:span text:style-name="T214">afronden</text:span></text:span></text:p>
        </text:list-item>
      </text:list>
      <text:p text:style-name="P45"><text:span text:style-name="Strong_20_Emphasis"><text:span text:style-name="T2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5"><draw:control text:anchor-type="as-char" draw:z-index="2" draw:name="Vorm24" draw:style-name="gr2" draw:text-style-name="P1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7"><text:span text:style-name="T215">Aanmelden als </text:span><text:span text:style-name="T216">&lt;</text:span><text:span text:style-name="T217">gebruiker</text:span><text:span text:style-name="T216">&gt;</text:span><text:span text:style-name="T21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2" draw:text-style-name="P1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2" draw:text-style-name="P18" svg:width="0.35cm" svg:height="0.35cm" draw:control="control16"/></text:span></text:p>
          </table:table-cell>
          <table:table-cell table:style-name="_33_._5f_Installatie_5f_afronden.C5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<text:note text:id="ftn6" text:note-class="footnote"><text:note-citation>1</text:note-citation><text:note-body><text:p text:style-name="P48">Druk op de Super (Windows/command/vergrootglas) toets of klik <text:span text:style-name="T218">op </text:span><text:span text:style-name="T219">Menu</text:span>.</text:p></text:note-body></text:note></text:span><text:span text:style-name="T76"> </text:span><text:span text:style-name="T83">e</text:span><text:span text:style-name="T84">n </text:span><text:span text:style-name="T85">k</text:span><text:span text:style-name="T84">lik op het </text:span><text:span text:style-name="Strong_20_Emphasis"><text:span text:style-name="T86">Terminalvenster</text:span></text:span><text:span text:style-name="Strong_20_Emphasis"><text:span text:style-name="T87">-</text:span></text:span><text:span text:style-name="Strong_20_Emphasis"><text:span text:style-name="T84">pictogram</text:span></text:span><text:span text:style-name="Strong_20_Emphasis"><text:span text:style-name="T88">.</text:span></text:span><text:span text:style-name="Strong_20_Emphasis"><text:span text:style-name="T89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20">Typ</text:span><text:span text:style-name="T89"> de </text:span><text:span text:style-name="T221">volgende </text:span><text:span text:style-name="T93">dri</text:span><text:span text:style-name="T94">e </text:span><text:span text:style-name="T89">opdrachten, ieder gevolgd door de </text:span><text:span text:style-name="T95">Enter</text:span><text:span text:style-name="T84">-toets: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50"><text:span text:style-name="User_20_Entry"><text:span text:style-name="T222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30"><text:span text:style-name="User_20_Entry"><text:span text:style-name="T96">wget karelzimmer.nl/</text:span></text:span><text:span text:style-name="User_20_Entry"><text:span text:style-name="T97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9" office:value-type="string">
            <text:p text:style-name="P30"><text:span text:style-name="User_20_Entry"><text:span text:style-name="T96">bash </text:span></text:span><text:span text:style-name="User_20_Entry"><text:span text:style-name="T97">get</text:span></text:span><text:span text:style-name="User_20_Entry"><text:span text:style-name="T98">kz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0" office:value-type="string">
            <text:p text:style-name="P52"><text:span text:style-name="T91">V</text:span><text:span text:style-name="T99">olg </text:span><text:span text:style-name="T10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1" office:value-type="string">
            <text:p text:style-name="P53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4"><text:span text:style-name="Strong_20_Emphasis"><text:span text:style-name="T75"><draw:control text:anchor-type="as-char" draw:z-index="18" draw:name="Vorm 7" draw:style-name="gr2" draw:text-style-name="P1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54"><text:span text:style-name="T76">T</text:span><text:span text:style-name="T77">yp </text:span><text:span text:style-name="User_20_Entry"><text:span text:style-name="T101">menu</text:span></text:span><text:span text:style-name="T102">1</text:span><text:span text:style-name="T76"> </text:span><text:span text:style-name="T83">e</text:span><text:span text:style-name="T84">n </text:span><text:span text:style-name="T85">k</text:span><text:span text:style-name="T84">lik op het </text:span><text:span text:style-name="Strong_20_Emphasis"><text:span text:style-name="T103">KZ </text:span></text:span><text:span text:style-name="Strong_20_Emphasis"><text:span text:style-name="T104">Installatiemenu</text:span></text:span><text:span text:style-name="Strong_20_Emphasis"><text:span text:style-name="T87">-</text:span></text:span><text:span text:style-name="Strong_20_Emphasis"><text:span text:style-name="T84">pictogram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90"/></text:span></text:p>
          </table:table-cell>
          <table:table-cell table:style-name="_33_._5f_Installatie_5f_afronden.C13" office:value-type="string">
            <text:p text:style-name="P55"><text:span text:style-name="T105">Selecteer</text:span><text:span text:style-name="T223"> </text:span><text:span text:style-name="Strong_20_Emphasis"><text:span text:style-name="T224">3</text:span></text:span><text:span text:style-name="T225"> </text:span><text:span text:style-name="T226">Installatie</text:span><text:span text:style-name="T227"> </text:span><text:span text:style-name="T228">afronden</text:span><text:span text:style-name="T109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4" office:value-type="string">
            <text:p text:style-name="P37"><text:span text:style-name="T91">V</text:span><text:span text:style-name="T99">olg </text:span><text:span text:style-name="T100">de aanwijzingen op het scherm.</text:span></text:p>
          </table:table-cell>
        </table:table-row>
      </table:table>
      <text:p text:style-name="P45"><text:span text:style-name="Strong_20_Emphasis"><text:span text:style-name="T215"/></text:span></text:p>
      <text:list text:continue-numbering="true" text:style-name="L1">
        <text:list-item>
          <text:p text:style-name="P56"><text:span text:style-name="Strong_20_Emphasis"><text:span text:style-name="T229">Gebruiker inrichten</text:span></text:span></text:p>
        </text:list-item>
      </text:list>
      <text:p text:style-name="P5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5"><draw:control text:anchor-type="as-char" draw:z-index="3" draw:name="Vorm40_0" draw:style-name="gr2" draw:text-style-name="P18" svg:width="0.35cm" svg:height="0.35cm" draw:control="control2"/></text:span></text:span></text:p>
          </table:table-cell>
          <table:table-cell table:style-name="Tabel2.A1" office:value-type="string">
            <text:p text:style-name="P58"><text:span text:style-name="Strong_20_Emphasis"><text:span text:style-name="T75"><draw:control text:anchor-type="as-char" draw:z-index="6" draw:name="Vorm40_ 1" draw:style-name="gr2" draw:text-style-name="P18" svg:width="0.35cm" svg:height="0.35cm" draw:control="control5"/></text:span></text:span></text:p>
          </table:table-cell>
          <table:table-cell table:style-name="Tabel2.D1" office:value-type="string">
            <text:p text:style-name="P59"><text:span text:style-name="T215">Aanmelden als </text:span><text:span text:style-name="T230">&lt;</text:span><text:span text:style-name="T231">gebruiker</text:span><text:span text:style-name="T230">&gt;</text:span><text:span text:style-name="T232"><text:note text:id="ftn7" text:note-class="footnote"><text:note-citation>1</text:note-citation><text:note-body><text:p text:style-name="P60"><text:span text:style-name="T233">E</text:span><text:span text:style-name="T234">ventuele extra </text:span><text:span text:style-name="T235">gebruiker</text:span><text:span text:style-name="T236">s </text:span><text:span text:style-name="T234">aanmelden en dezelfde stappen uitvoeren.</text:span></text:p></text:note-body></text:note></text:span><text:span text:style-name="T215">.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62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3"><text:span text:style-name="Strong_20_Emphasis"><text:span text:style-name="T237"><draw:control text:anchor-type="as-char" draw:z-index="8" draw:name="Vorm13_ 1" draw:style-name="gr2" draw:text-style-name="P18" svg:width="0.35cm" svg:height="0.35cm" draw:control="control7"/></text:span></text:span></text:p>
          </table:table-cell>
          <table:table-cell table:style-name="Tabel2.D2" office:value-type="string">
            <text:p text:style-name="P64"><text:span text:style-name="T238">Volg de welkomstschermen.</text:span><text:span text:style-name="T239"/></text:p>
          </table:table-cell>
        </table:table-row>
        <table:table-row table:style-name="Tabel2.4"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62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6"><text:span text:style-name="Strong_20_Emphasis"><text:span text:style-name="T75"><draw:control text:anchor-type="as-char" draw:z-index="19" draw:name="Vorm 8" draw:style-name="gr2" draw:text-style-name="P18" svg:width="0.35cm" svg:height="0.35cm" draw:control="control18"/></text:span></text:span></text:p>
          </table:table-cell>
          <table:table-cell table:style-name="Tabel2.A1" office:value-type="string">
            <text:p text:style-name="P66"><text:span text:style-name="Strong_20_Emphasis"><text:span text:style-name="T75"><draw:control text:anchor-type="as-char" draw:z-index="20" draw:name="Vorm 9" draw:style-name="gr2" draw:text-style-name="P18" svg:width="0.35cm" svg:height="0.35cm" draw:control="control19"/></text:span></text:span></text:p>
          </table:table-cell>
          <table:table-cell table:style-name="Tabel2.D5" office:value-type="string">
            <text:p text:style-name="P34"><text:span text:style-name="T76">T</text:span><text:span text:style-name="T77">yp </text:span><text:span text:style-name="User_20_Entry"><text:span text:style-name="T101">menu</text:span></text:span><text:span text:style-name="T79"><text:note text:id="ftn8" text:note-class="footnote"><text:note-citation>2</text:note-citation><text:note-body><text:p text:style-name="P48">Druk op de Super (Windows/command/vergrootglas) toets of klik <text:span text:style-name="T218">op </text:span><text:span text:style-name="T219">Menu</text:span>.</text:p></text:note-body></text:note></text:span><text:span text:style-name="T76"> </text:span><text:span text:style-name="T83">e</text:span><text:span text:style-name="T84">n </text:span><text:span text:style-name="T85">k</text:span><text:span text:style-name="T84">lik op het </text:span><text:span text:style-name="Strong_20_Emphasis"><text:span text:style-name="T103">KZ </text:span></text:span><text:span text:style-name="Strong_20_Emphasis"><text:span text:style-name="T104">Installatiemenu</text:span></text:span><text:span text:style-name="Strong_20_Emphasis"><text:span text:style-name="T87">-</text:span></text:span><text:span text:style-name="Strong_20_Emphasis"><text:span text:style-name="T84">pictogram.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6" office:value-type="string">
            <text:p text:style-name="P68"><text:span text:style-name="T105">Selecteer</text:span><text:span text:style-name="T223"> </text:span><text:span text:style-name="Strong_20_Emphasis"><text:span text:style-name="T224">4</text:span></text:span><text:span text:style-name="T225"> </text:span><text:span text:style-name="T240">Gebruiker inrichten</text:span><text:span text:style-name="T109">.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7" office:value-type="string">
            <text:p text:style-name="P69"><text:span text:style-name="T91">V</text:span><text:span text:style-name="T99">olg </text:span><text:span text:style-name="T100">de aanwijzingen op het scherm.</text:span></text:p>
          </table:table-cell>
        </table:table-row>
      </table:table>
      <text:p text:style-name="P70"><text:span text:style-name="Strong_20_Emphasis"><text:span text:style-name="T241"/></text:span></text:p>
      <text:p text:style-name="P71"/>
      <text:p text:style-name="P72"><text:span text:style-name="T242">E</text:span><text:span text:style-name="T243">inde c</text:span><text:span text:style-name="T244">hecklist, </text:span><text:span text:style-name="T245">d</text:span><text:span text:style-name="T244">e installatie van </text:span><text:span text:style-name="T246"><text:user-field-get text:name="Distro">Rocky Linux</text:user-field-get></text:span><text:span text:style-name="T247"><text:s/></text:span><text:span text:style-name="T248">Desktop/</text:span><text:span text:style-name="T249">Workstation</text:span><text:span text:style-name="T250"> </text:span><text:span text:style-name="T244">is voltooid.</text:span></text:p>
      <text:p text:style-name="P73"/>
      <text:list text:style-name="L2">
        <text:list-header>
          <text:p text:style-name="P74"><text:span text:style-name="T251">Geschreven door </text:span><text:a xlink:type="simple" xlink:href="mailto:info@karelzimmer.nl?subject=Checklist%20installatie%20Linux" text:style-name="Internet_20_link" text:visited-style-name="Visited_20_Internet_20_Link"><text:span text:style-name="T252">Karel Zimmer</text:span></text:a><text:span text:style-name="T253">.</text:span></text:p>
          <text:p text:style-name="P75"><text:span text:style-name="T254">Licentie </text:span><text:span text:style-name="T253">C</text:span><text:span text:style-name="T255">C0</text:span><text:span text:style-name="T253"> 1.0 </text:span><text:span text:style-name="T25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6"><text:s/></text:span><text:span text:style-name="T25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10-21T18:38:15.167829631">21-10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21T18:38:15.040049607</dc:date>
    <meta:keyword>Installatie</meta:keyword>
    <meta:keyword>Checklist</meta:keyword>
    <meta:keyword>Linux</meta:keyword>
    <meta:editing-cycles>7033</meta:editing-cycles>
    <meta:editing-duration>P12DT17H51M48S</meta:editing-duration>
    <meta:printed-by>Karel Zimmer</meta:printed-by>
    <meta:print-date>2024-09-21T20:08:55.165404924</meta:print-date>
    <dc:creator>Karel Zimmer</dc:creator>
    <meta:document-statistic meta:table-count="4" meta:image-count="2" meta:object-count="0" meta:page-count="4" meta:paragraph-count="96" meta:word-count="475" meta:character-count="3385" meta:non-whitespace-character-count="2965"/>
    <meta:user-defined meta:name="Info 1"/>
    <meta:user-defined meta:name="Info 2"/>
    <meta:user-defined meta:name="Info 3"/>
    <meta:user-defined meta:name="Info 4"/>
  </office:meta>
</office:document-meta>
</file>